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7146" officeooo:paragraph-rsid="00017146"/>
    </style:style>
    <style:style style:name="P2" style:family="paragraph" style:parent-style-name="Text_20_body">
      <style:text-properties officeooo:rsid="00017146" officeooo:paragraph-rsid="000337af"/>
    </style:style>
    <style:style style:name="P3" style:family="paragraph" style:parent-style-name="Text_20_body">
      <style:text-properties officeooo:rsid="00017146" officeooo:paragraph-rsid="000644b2"/>
    </style:style>
    <style:style style:name="P4" style:family="paragraph" style:parent-style-name="Text_20_body">
      <style:text-properties officeooo:paragraph-rsid="0008730d"/>
    </style:style>
    <style:style style:name="P5" style:family="paragraph" style:parent-style-name="Text_20_body">
      <style:text-properties officeooo:paragraph-rsid="000ba467"/>
    </style:style>
    <style:style style:name="P6" style:family="paragraph" style:parent-style-name="Heading_20_1">
      <style:text-properties officeooo:rsid="0002daa0" officeooo:paragraph-rsid="0002daa0"/>
    </style:style>
    <style:style style:name="P7" style:family="paragraph" style:parent-style-name="Text_20_body">
      <style:text-properties officeooo:rsid="000644b2" officeooo:paragraph-rsid="000644b2"/>
    </style:style>
    <style:style style:name="T1" style:family="text">
      <style:text-properties officeooo:rsid="00017146"/>
    </style:style>
    <style:style style:name="T2" style:family="text">
      <style:text-properties officeooo:rsid="000337af"/>
    </style:style>
    <style:style style:name="T3" style:family="text">
      <style:text-properties officeooo:rsid="0005624a"/>
    </style:style>
    <style:style style:name="T4" style:family="text">
      <style:text-properties officeooo:rsid="0008290c"/>
    </style:style>
    <style:style style:name="T5" style:family="text">
      <style:text-properties officeooo:rsid="0008730d"/>
    </style:style>
    <style:style style:name="T6" style:family="text">
      <style:text-properties officeooo:rsid="0009c9c7"/>
    </style:style>
    <style:style style:name="T7" style:family="text">
      <style:text-properties officeooo:rsid="000aac23"/>
    </style:style>
    <style:style style:name="T8" style:family="text">
      <style:text-properties officeooo:rsid="000b17d7"/>
    </style:style>
    <style:style style:name="T9" style:family="text">
      <style:text-properties officeooo:rsid="000e8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9">­</text:span>Video<text:span text:style-name="T9">­</text:span></text:h>
      <text:p text:style-name="P1">Q : Who are you ?</text:p>
      <text:p text:style-name="P1"><text:tab/><text:tab/>Andy : <text:span text:style-name="T2">Prénom, Nom, Co-director, </text:span></text:p>
      <text:p text:style-name="P1"><text:tab/><text:tab/><text:span text:style-name="T3">I’m Andy Fouque, co-director of CSC and student in computer science.</text:span></text:p>
      <text:p text:style-name="P1"><text:tab/>Transition</text:p>
      <text:p text:style-name="P2"><text:tab/><text:tab/>Thomas : <text:span text:style-name="T2">Prénom, Nom, Co-director, </text:span></text:p>
      <text:p text:style-name="P1"/>
      <text:p text:style-name="P1">Q : What you are trying to raise money for ? Evidence of uniqueness ?</text:p>
      <text:p text:style-name="P3"><text:tab/><text:tab/>Andy :<text:tab/></text:p>
      <text:p text:style-name="P7"><text:tab/><text:tab/>We are raising funds for an innovative project that will increase your space at home. The <text:s/></text:p>
      <text:p text:style-name="P4"><text:span text:style-name="T1"><text:tab/><text:tab/>PlaceMaker is designed for food. Its goal is to reduce their size while keeping their <text:tab/><text:tab/><text:tab/>nutritional properties and their calories. This is unheard of! </text:span>Compressing food in this <text:tab/><text:tab/><text:tab/>way is an unbeatable technological breakthrough! </text:p>
      <text:p text:style-name="P4"/>
      <text:p text:style-name="P1"><text:tab/><text:tab/><text:span text:style-name="T4">Descirption vidéo</text:span></text:p>
      <text:p text:style-name="P1"><text:tab/><text:tab/><text:span text:style-name="T5">Descritpion</text:span></text:p>
      <text:p text:style-name="P1"><text:tab/><text:tab/>The object has the shape of a cylinder. It consists of a tank, a lever and a lid. It is 45 <text:tab/><text:tab/><text:tab/>centimeters high and 35 centimeters in diameter. The tank is 30 centimeters high with a <text:tab/><text:tab/><text:tab/>diameter of 20 centimeters. Its volume is 6000 cubic centimeters</text:p>
      <text:p text:style-name="P1"><text:tab/><text:tab/><text:span text:style-name="T4">Fonctionnement</text:span></text:p>
      <text:p text:style-name="P1"><text:tab/><text:tab/><text:span text:style-name="T6">It is really easy to use, just put the can of food inside, replace the lid, activate the lever <text:tab/><text:tab/><text:tab/>and just wait the specified time.</text:span></text:p>
      <text:p text:style-name="P1"><text:tab/><text:tab/><text:span text:style-name="T4">Fonctionnement vidéo</text:span></text:p>
      <text:p text:style-name="P1"><text:tab/><text:tab/></text:p>
      <text:p text:style-name="P1"><text:tab/>Transition</text:p>
      <text:p text:style-name="P1"/>
      <text:p text:style-name="P1">Q : Why are you raising funds? Why you have chosen crowdfunding ?</text:p>
      <text:p text:style-name="P1"><text:tab/><text:tab/>Thomas :</text:p>
      <text:p text:style-name="P1"/>
      <text:p text:style-name="P1"/>
      <text:p text:style-name="P1"><text:soft-page-break/><text:tab/><text:tab/><text:span text:style-name="T7">We are raising funds because we are a student startup, and we can’t pay a substantial <text:tab/><text:tab/><text:tab/>production from our pocket. We heard about crowdfunding and we found the concept <text:tab/><text:tab/><text:tab/>nice ! The fact that people participate and we will give them reward based on the <text:tab/><text:tab/><text:tab/>donation. We want to be close to our customers and crowdfunding is the best way we’ve <text:tab/><text:tab/>found.</text:span></text:p>
      <text:p text:style-name="P1"><text:tab/>Transition </text:p>
      <text:p text:style-name="P1">Q : Timeline ?</text:p>
      <text:p text:style-name="P1"><text:tab/><text:tab/><text:span text:style-name="T8">Thomas : </text:span></text:p>
      <text:p text:style-name="P1"><text:tab/><text:tab/><text:span text:style-name="T8">We start the project at the beginning of the last year, and we hope to market it for next <text:tab/><text:tab/><text:tab/>christmas</text:span></text:p>
      <text:p text:style-name="P1"><text:tab/>Transition</text:p>
      <text:p text:style-name="P1">Q : How people can get involved ?</text:p>
      <text:p text:style-name="P1"><text:tab/>Andy &amp; Thomas</text:p>
      <text:p text:style-name="P5"><text:span text:style-name="T1"><text:tab/><text:tab/></text:span>People can participate by giving money in exchange for a reward. They can also tell us <text:tab/><text:tab/><text:tab/>about their ideas for improvements or features. </text:p>
      <text:p text:style-name="P5"/>
      <text:p text:style-name="P5"><text:tab/><text:tab/>And most importantly, they can share the project around them, even if they do not <text:tab/><text:tab/><text:tab/>donate or buy the product.</text:p>
      <text:p text:style-name="P5"><text:line-break/><text:tab/><text:tab/>Yes, maybe someone else will be interested around them!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11T23:43:42.825000000</dc:date>
    <meta:editing-duration>PT1H50M3S</meta:editing-duration>
    <meta:editing-cycles>9</meta:editing-cycles>
    <meta:document-statistic meta:table-count="0" meta:image-count="0" meta:object-count="0" meta:page-count="2" meta:paragraph-count="31" meta:word-count="344" meta:character-count="1987" meta:non-whitespace-character-count="1583"/>
  </office:meta>
</office:document-meta>
</file>